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75cm" fo:min-width="7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42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2.1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1cm" svg:height="0.962cm" svg:x="0.771cm" svg:y="0.3cm">
          <draw:text-box>
            <text:p>1</text:p>
          </draw:text-box>
        </draw:frame>
        <draw:frame draw:style-name="gr2" draw:text-style-name="P2" draw:layer="layout" svg:width="0.81cm" svg:height="0.962cm" svg:x="0.772cm" svg:y="1.2cm">
          <draw:text-box>
            <text:p>2</text:p>
          </draw:text-box>
        </draw:frame>
        <draw:frame draw:style-name="gr3" draw:text-style-name="P4" draw:layer="layout" svg:width="3.6cm" svg:height="1.673cm" svg:x="4.1cm" svg:y="0.3cm">
          <draw:text-box>
            <text:p text:style-name="P3"><text:span text:style-name="T1">"</text:span><text:span text:style-name="T2">Rabelais</text:span><text:span text:style-name="T3">"</text:span></text:p>
          </draw:text-box>
        </draw:frame>
        <draw:frame draw:style-name="gr4" draw:text-style-name="P4" draw:layer="layout" svg:width="3.697cm" svg:height="1.673cm" svg:x="4.103cm" svg:y="1.2cm">
          <draw:text-box>
            <text:p text:style-name="P3"><text:span text:style-name="T1">"Franço</text:span><text:span text:style-name="T2">is</text:span><text:span text:style-name="T3">"</text:span></text:p>
          </draw:text-box>
        </draw:frame>
        <draw:line draw:style-name="gr5" draw:text-style-name="P5" draw:layer="layout" svg:x1="1.721cm" svg:y1="0.8cm" svg:x2="4.002cm" svg:y2="0.8cm">
          <text:p/>
        </draw:line>
        <draw:line draw:style-name="gr5" draw:text-style-name="P5" draw:layer="layout" svg:x1="1.721cm" svg:y1="1.7cm" svg:x2="4.002cm" svg:y2="1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8.3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20:02:40.407855315</meta:creation-date>
    <dc:date>2020-11-03T20:12:25.583347529</dc:date>
    <meta:editing-duration>PT9M44S</meta:editing-duration>
    <meta:editing-cycles>4</meta:editing-cycles>
    <meta:generator>LibreOffice/6.4.6.2$Linux_X86_64 LibreOffice_project/40$Build-2</meta:generator>
    <meta:document-statistic meta:object-count="7"/>
  </office:meta>
</office:document-meta>
</file>